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b13" officeooo:paragraph-rsid="00023b13"/>
    </style:style>
    <style:style style:name="P2" style:family="paragraph" style:parent-style-name="Standard">
      <style:text-properties officeooo:rsid="0002421c" officeooo:paragraph-rsid="0002421c"/>
    </style:style>
    <style:style style:name="P3" style:family="paragraph" style:parent-style-name="Standard">
      <style:text-properties officeooo:rsid="0004b541" officeooo:paragraph-rsid="0004b541"/>
    </style:style>
    <style:style style:name="T1" style:family="text">
      <style:text-properties officeooo:rsid="00038ab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zione amministrazione di sistemi 29/3/2022</text:p>
      <text:p text:style-name="P1"/>
      <text:p text:style-name="P1">comando jobs mi dice i processi avviati da quella shell.</text:p>
      <text:p text:style-name="P1">se uso ps &lt;process-id&gt; posso conoscere lo stato del processo, indipendentemente dalla shell da cui l’ho lanciaro.</text:p>
      <text:p text:style-name="P1">Con kill -l visualizzo i segnali asincroni che posso lanciare.</text:p>
      <text:p text:style-name="P2">Con $COMANDO1 &amp; PID[$!]=”$COMANDO1” lancio sia il comando salvato nella variabile e ne salvo il pid in un array nel primo posto libero.</text:p>
      <text:p text:style-name="P2">Con echo ${!PID[@]} mi dice i pid salvati, mentre con ${PID[@]} mi dice i valori salvati nelle variabili COMANDO1 e COMANDO2.</text:p>
      <text:p text:style-name="P2">Il comando wait mette in pausa l’interprete fino a che non terminano i job attivi, <text:span text:style-name="T1">e’ comodo per sincronizzare i processi.</text:span></text:p>
      <text:p text:style-name="P3">Una volta avviato il demone che gestisce il log, tramite il comando logger -p local4.info “&lt;messaggio&gt;” posso inserire una entry nel log. N.B: QUELLO CHE INSERISCO CON IL COMANDO NON E’ QUELLO CHE VEDO, PERCHE’ IL LOGGER ARRICCHISCE CON ALTRE INFORMAZIONI. QUINDI STARE ATTENTI QUANDO VADO A LEGGERE IL LOG.</text:p>
      <text:p text:style-name="P3">Con cat /<text:span text:style-name="T3">var/ log/myevents.log posso leggere quello che e’ salvato nel lo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4:25:21.867855943</meta:creation-date>
    <dc:date>2022-03-29T16:48:01.507081403</dc:date>
    <meta:editing-duration>PT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69" meta:character-count="1039" meta:non-whitespace-character-count="879"/>
  </office:meta>
</office:document-meta>
</file>